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paragraph-properties fo:margin-top="0cm" fo:margin-bottom="0cm" fo:text-align="start" style:justify-single-word="false"/>
    </style:style>
    <style:style style:name="P6" style:family="paragraph" style:parent-style-name="Heading_20_2" style:list-style-name="Numbering_20_1">
      <style:paragraph-properties fo:margin-top="0cm" fo:margin-bottom="0.494cm" fo:text-align="start" style:justify-single-word="false"/>
    </style:style>
    <style:style style:name="P7" style:family="paragraph" style:parent-style-name="Heading_20_2" style:list-style-name="Numbering_20_1">
      <style:paragraph-properties fo:margin-left="0.159cm" fo:margin-right="0.159cm" fo:margin-top="0cm" fo:margin-bottom="0.494cm" fo:text-align="start" style:justify-single-word="false" fo:text-indent="0cm" style:auto-text-indent="false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12pt" fo:language="fr" fo:country="FR" fo:font-style="italic" style:font-style-asian="italic" style:font-style-complex="italic"/>
    </style:style>
    <style:style style:name="P11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language="fr" fo:country="FR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6e6e6" draw:textarea-horizontal-align="justify" draw:textarea-vertical-align="middle" draw:auto-grow-height="false" fo:min-height="0cm" fo:min-width="0cm" style:run-through="foreground"/>
    </style:style>
    <style:style style:name="gr3" style:family="graphic">
      <style:graphic-properties draw:fill="solid" draw:fill-color="#e6e6e6" draw:textarea-horizontal-align="justify" draw:textarea-vertical-align="middle" draw:auto-grow-height="false" fo:min-height="0cm" fo:min-width="0cm" style:run-through="foreground"/>
    </style:style>
    <style:style style:name="gr4" style:family="graphic">
      <style:graphic-properties style:run-through="foreground" style:vertical-pos="from-top" style:vertical-rel="paragraph" style:horizontal-pos="center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/>
    </style:style>
    <style:style style:name="gr6" style:family="graphic">
      <style:graphic-properties svg:stroke-width="0cm" draw:marker-end="Extrémités_20_de_20_ligne_20_2" draw:textarea-horizontal-align="center" draw:textarea-vertical-align="middle" fo:padding-top="0cm" fo:padding-bottom="0cm" fo:padding-left="0cm" fo:padding-right="0cm" style:run-through="foreground"/>
    </style:style>
    <style:style style:name="gr7" style:family="graphic">
      <style:graphic-properties draw:marker-end="Extrémités_20_de_20_ligne_20_2" draw:textarea-horizontal-align="center" draw:textarea-vertical-align="middle" style:run-through="foreground"/>
    </style:style>
    <style:style style:name="gr8" style:family="graphic">
      <style:graphic-properties draw:fill="solid" draw:fill-color="#ffff66" draw:textarea-horizontal-align="justify" draw:textarea-vertical-align="middle" draw:auto-grow-height="false" fo:min-height="0cm" fo:min-width="0cm" style:run-through="foreground"/>
    </style:style>
    <style:style style:name="gr9" style:family="graphic">
      <style:graphic-properties draw:stroke="none" svg:stroke-color="#000000" draw:fill="none" draw:fill-color="#ffffff" fo:min-height="0.725cm" style:run-through="foreground"/>
    </style:style>
    <style:style style:name="gr10" style:family="graphic">
      <style:graphic-properties draw:stroke="none" svg:stroke-color="#000000" draw:fill="none" draw:fill-color="#ffffff" fo:min-height="2.164cm" style:run-through="foreground"/>
    </style:style>
    <style:style style:name="gr11" style:family="graphic">
      <style:graphic-properties draw:fill="none" draw:textarea-horizontal-align="center" draw:textarea-vertical-align="middle" style:run-through="foreground"/>
    </style:style>
    <style:style style:name="gr12" style:family="graphic">
      <style:graphic-properties draw:stroke="dash" draw:stroke-dash="Ultrafine_20_Dashed" svg:stroke-width="0cm" svg:stroke-color="#0000ff" draw:marker-start-width="0.349cm" draw:marker-end-width="0.349cm" draw:fill="solid" draw:fill-color="#e6e6e6" draw:textarea-horizontal-align="justify" draw:textarea-vertical-align="middle" draw:auto-grow-height="false" fo:min-height="0cm" fo:min-width="0cm" fo:padding-top="0cm" fo:padding-bottom="0cm" fo:padding-left="0cm" fo:padding-right="0cm" style:run-through="foreground"/>
    </style:style>
    <style:style style:name="gr13" style:family="graphic">
      <style:graphic-properties draw:stroke="none" svg:stroke-color="#000000" draw:fill="none" draw:fill-color="#ffffff" fo:min-height="0.605cm" style:run-through="foreground"/>
    </style:style>
    <style:style style:name="gr14" style:family="graphic">
      <style:graphic-properties draw:stroke="none" svg:stroke-color="#000000" draw:fill="none" draw:fill-color="#ffffff" fo:min-height="1.411cm" style:run-through="foreground"/>
    </style:style>
    <style:style style:name="gr15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Default_20_Paragraph_20_Font">Générateur de code source en langage C depuis une IHM bloc-diagramme. </text:span></text:p>
      <text:p text:style-name="Standard"><text:span text:style-name="Default_20_Paragraph_20_Font"><text:line-break/></text:span><text:span text:style-name="Default_20_Paragraph_20_Font">Ce document  présente la philosophie du générateur de code C.</text:span><text:span text:style-name="Default_20_Paragraph_20_Font"><text:line-break/></text:span><text:span text:style-name="Default_20_Paragraph_20_Font"><text:line-break/></text:span></text:p>
      <text:list xml:id="list728378406" text:style-name="Numbering_20_1">
        <text:list-item>
          <text:list>
            <text:list-item>
              <text:h text:style-name="P6" text:outline-level="2"><text:span text:style-name="Default_20_Paragraph_20_Font">Bloc-diagramme </text:span></text:h>
            </text:list-item>
          </text:list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">Un bloc :</text:span></text:span></text:p>
      <text:list xml:id="list1343762082" text:style-name="L1">
        <text:list-item>
          <text:p text:style-name="P3"><text:span text:style-name="Default_20_Paragraph_20_Font"><text:span text:style-name="T1">Un nom (le nom de la classe)</text:span></text:span></text:p>
        </text:list-item>
        <text:list-item>
          <text:p text:style-name="P3"><text:span text:style-name="Default_20_Paragraph_20_Font"><text:span text:style-name="T1">N entrées (N&gt;=0)</text:span></text:span></text:p>
        </text:list-item>
        <text:list-item>
          <text:p text:style-name="P3"><text:span text:style-name="Default_20_Paragraph_20_Font"><text:span text:style-name="T1">1 sortie (on verra pourquoi plus tard [faciliter les structures pour l'instant])</text:span></text:span></text:p>
        </text:list-item>
        <text:list-item>
          <text:p text:style-name="P3"><text:span text:style-name="Default_20_Paragraph_20_Font"><text:span text:style-name="T1">Un contenu</text:span></text:span></text:p>
        </text:list-item>
      </text:list>
      <text:p text:style-name="Standard"><text:span text:style-name="Default_20_Paragraph_20_Font"><text:span text:style-name="T1"/></text:span></text:p>
      <text:p text:style-name="Standard"><text:span text:style-name="Default_20_Paragraph_20_Font"/></text:p>
      <text:p text:style-name="Standard"><draw:g text:anchor-type="paragraph" draw:z-index="0" draw:style-name="gr1"><draw:custom-shape draw:style-name="gr2" draw:text-style-name="P8" svg:width="2.62cm" svg:height="2.179cm" svg:x="5.424cm" svg:y="0.173cm"><text:p text:style-name="P8">blo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5.034cm" svg:y="0.6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5.02cm" svg:y="1.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7.809cm" svg:y="1.0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Default_20_Paragraph_20_Font"><text:line-break/><text:line-break/></text:span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><text:span text:style-name="T1">Un contenu est :</text:span></text:span></text:p>
      <text:list xml:id="list1246929952" text:style-name="L2">
        <text:list-item>
          <text:p text:style-name="P4"><text:span text:style-name="Default_20_Paragraph_20_Font"><text:span text:style-name="T1">Un arrangement de blocs avec :</text:span></text:span></text:p>
          <text:list>
            <text:list-item>
              <text:p text:style-name="P4"><text:span text:style-name="Default_20_Paragraph_20_Font"><text:span text:style-name="T1">Les mêmes entrées que le bloc.</text:span></text:span></text:p>
            </text:list-item>
            <text:list-item>
              <text:p text:style-name="P4"><text:span text:style-name="Default_20_Paragraph_20_Font"><text:span text:style-name="T1">La même sortie.</text:span></text:span></text:p>
            </text:list-item>
          </text:list>
        </text:list-item>
      </text:list>
      <text:p text:style-name="Standard"><draw:g text:anchor-type="paragraph" draw:z-index="1" draw:style-name="gr4"><draw:custom-shape draw:style-name="gr3" draw:text-style-name="P8" svg:width="9.256cm" svg:height="3.449cm" svg:x="3.621cm" svg:y="1.0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3.189cm" svg:y="3.2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3.187cm" svg:y="1.5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12.67cm" svg:y="2.6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9" svg:width="1.317cm" svg:height="0.715cm" svg:x="7.621cm" svg:y="0.43cm"><draw:text-box><text:p text:style-name="P8"><text:span text:style-name="T4">bloc</text:span></text:p></draw:text-box></draw:frame><draw:custom-shape draw:style-name="gr3" draw:text-style-name="P8" svg:width="1.019cm" svg:height="0.846cm" svg:x="6.681cm" svg:y="1.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974cm" svg:height="0.99cm" svg:x="6.695cm" svg:y="2.9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948cm" svg:height="0.934cm" svg:x="9.999cm" svg:y="2.3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6" draw:text-style-name="P8" svg:width="2.851cm" svg:height="0.257cm" svg:x="3.829cm" svg:y="1.79cm" svg:viewBox="0 0 2852 258" draw:points="0,0 1510,0 1510,258 2852,258"><text:p/></draw:polyline><draw:line draw:style-name="gr7" draw:text-style-name="P8" svg:x1="3.831cm" svg:y1="3.474cm" svg:x2="6.696cm" svg:y2="3.488cm"><text:p/></draw:line><draw:polyline draw:style-name="gr7" draw:text-style-name="P8" svg:width="2.865cm" svg:height="1.371cm" svg:x="3.829cm" svg:y="1.79cm" svg:viewBox="0 0 2866 1372" draw:points="0,0 1510,0 1482,1372 2866,1372"><text:p/></draw:polyline><draw:polyline draw:style-name="gr7" draw:text-style-name="P8" svg:width="2.329cm" svg:height="0.456cm" svg:x="7.669cm" svg:y="2.989cm" svg:viewBox="0 0 2330 457" draw:points="0,457 1044,457 1044,0 2330,0"><text:p/></draw:polyline><draw:polyline draw:style-name="gr7" draw:text-style-name="P8" svg:width="2.299cm" svg:height="0.429cm" svg:x="7.699cm" svg:y="2.159cm" svg:viewBox="0 0 2300 430" draw:points="0,0 1028,0 1028,430 2300,430"><text:p/></draw:polyline><draw:line draw:style-name="gr7" draw:text-style-name="P8" svg:x1="10.945cm" svg:y1="2.877cm" svg:x2="12.668cm" svg:y2="2.877cm"><text:p/></draw:line></draw:g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><text:line-break/></text:span></text:p>
      <text:list xml:id="list1568981859" text:continue-list="list728378406" text:style-name="Numbering_20_1">
        <text:list-item>
          <text:list>
            <text:list-item>
              <text:h text:style-name="P7" text:outline-level="2"><text:span text:style-name="Default_20_Paragraph_20_Font"><text:span text:style-name="T1">Contexte</text:span></text:span><text:span text:style-name="Default_20_Paragraph_20_Font"> d'un </text:span><text:span text:style-name="Default_20_Paragraph_20_Font"><text:span text:style-name="T1">bloc</text:span></text:span><text:span text:style-name="Default_20_Paragraph_20_Font"> </text:span></text:h>
            </text:list-item>
          </text:list>
        </text:list-item>
      </text:list>
      <text:p text:style-name="P1"><text:span text:style-name="Default_20_Paragraph_20_Font">Chaque bloc correspondrait à une classe dans un contexte objet :</text:span></text:p>
      <text:p text:style-name="P1"><text:span text:style-name="Default_20_Paragraph_20_Font"/></text:p>
      <text:p text:style-name="P1"><text:span text:style-name="Default_20_Paragraph_20_Font"/></text:p>
      <text:p text:style-name="P1"><draw:g text:anchor-type="paragraph" draw:z-index="8" draw:style-name="gr1"><draw:custom-shape draw:style-name="gr2" draw:text-style-name="P8" svg:width="2.62cm" svg:height="2.179cm" svg:x="2.91cm" svg:y="0.187cm"><text:p text:style-name="P8">Bloc na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2.52cm" svg:y="0.6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2.506cm" svg:y="1.4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5.295cm" svg:y="1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9" svg:width="0.809cm" svg:height="0.726cm" svg:x="1.836cm" svg:y="0.679cm"><draw:text-box><text:p>in1</text:p></draw:text-box></draw:frame><draw:frame draw:style-name="gr9" svg:width="0.809cm" svg:height="0.726cm" svg:x="1.836cm" svg:y="1.491cm"><draw:text-box><text:p>in2</text:p></draw:text-box></draw:frame><draw:frame draw:style-name="gr9" svg:width="0.809cm" svg:height="0.726cm" svg:x="6.143cm" svg:y="1.025cm"><draw:text-box><text:p>out</text:p></draw:text-box></draw:frame></draw:g><draw:g text:anchor-type="paragraph" draw:z-index="7" draw:style-name="gr1"><draw:custom-shape draw:style-name="gr3" draw:text-style-name="P8" svg:width="3.38cm" svg:height="2.797cm" svg:x="9.753cm" svg:y="0.201cm"><text:p/><draw:enhanced-geometry svg:viewBox="0 0 21600 21600" draw:type="rectangle" draw:enhanced-path="M 0 0 L 21600 0 21600 21600 0 21600 0 0 Z N"/></draw:custom-shape><draw:frame draw:style-name="gr13" svg:width="2.782cm" svg:height="0.606cm" svg:x="10.185cm" svg:y="0.353cm"><draw:text-box><text:p>Bloc name</text:p></draw:text-box></draw:frame><draw:frame draw:style-name="gr14" svg:width="3.176cm" svg:height="1.412cm" svg:x="10.085cm" svg:y="1.46cm"><draw:text-box><text:p>+ out exec( in1,</text:p><text:p><text:s text:c="19"/>in2)</text:p></draw:text-box></draw:frame><draw:line draw:style-name="gr15" draw:text-style-name="P8" svg:x1="9.753cm" svg:y1="0.958cm" svg:x2="13.132cm" svg:y2="0.958cm"><text:p/></draw:line><draw:line draw:style-name="gr15" draw:text-style-name="P8" svg:x1="9.753cm" svg:y1="1.429cm" svg:x2="13.132cm" svg:y2="1.429cm"><text:p/></draw:line></draw:g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oft-page-break/><text:span text:style-name="Default_20_Paragraph_20_Font"><text:span text:style-name="T3">exemple de code généré dans un language objet :</text:span></text:span></text:p>
      <text:p text:style-name="P1"><text:span text:style-name="Default_20_Paragraph_20_Font">class Integrale {</text:span></text:p>
      <text:p text:style-name="P1"><text:span text:style-name="Default_20_Paragraph_20_Font"><text:tab/>private double sum = 0 ;</text:span></text:p>
      <text:p text:style-name="P1"><text:span text:style-name="Default_20_Paragraph_20_Font"><text:tab/>Double exec(Double in1) {sum += in1; return sum;}</text:span></text:p>
      <text:p text:style-name="P1"><text:span text:style-name="Default_20_Paragraph_20_Font">}</text:span></text:p>
      <text:p text:style-name="P1"><text:span text:style-name="Default_20_Paragraph_20_Font">Integrale i;</text:span></text:p>
      <text:p text:style-name="P1"><text:span text:style-name="Default_20_Paragraph_20_Font">print( i.exec(10) ) ;</text:span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>Mais nous souhaitons générer du code C, donc nous utilisons un contexte et des fonctions réentrantes :</text:span></text:p>
      <text:p text:style-name="P1"><text:span text:style-name="Default_20_Paragraph_20_Font"/></text:p>
      <text:p text:style-name="P1"><text:span text:style-name="Default_20_Paragraph_20_Font"><text:span text:style-name="T3">exemple de code généré avec un contexte réentrant :</text:span></text:span></text:p>
      <text:p text:style-name="P1"><text:span text:style-name="Default_20_Paragraph_20_Font"><text:span text:style-name="T3"/></text:span></text:p>
      <text:p text:style-name="P1"><text:span text:style-name="Default_20_Paragraph_20_Font"><text:span text:style-name="T3">typedef struct contexte_integrale {</text:span></text:span></text:p>
      <text:p text:style-name="P1"><text:span text:style-name="Default_20_Paragraph_20_Font"><text:span text:style-name="T3"><text:tab/>double sum ;</text:span></text:span></text:p>
      <text:p text:style-name="P1"><text:span text:style-name="Default_20_Paragraph_20_Font"><text:span text:style-name="T3">}</text:span></text:span></text:p>
      <text:p text:style-name="P1"><text:span text:style-name="Default_20_Paragraph_20_Font"><text:span text:style-name="T3">contexte_integrale* integrale_new() {</text:span></text:span></text:p>
      <text:p text:style-name="P1"><text:span text:style-name="Default_20_Paragraph_20_Font"><text:span text:style-name="T3"><text:tab/>contexte_integrale* res = malloc(sizeof(contexte_integrale)) ;</text:span></text:span></text:p>
      <text:p text:style-name="P1"><text:span text:style-name="Default_20_Paragraph_20_Font"><text:span text:style-name="T3"><text:tab/>res-&gt;sum =0 ;</text:span></text:span></text:p>
      <text:p text:style-name="P1"><text:span text:style-name="Default_20_Paragraph_20_Font"><text:span text:style-name="T3"><text:tab/>return res ;</text:span></text:span></text:p>
      <text:p text:style-name="P1"><text:span text:style-name="Default_20_Paragraph_20_Font"><text:span text:style-name="T3">}</text:span></text:span></text:p>
      <text:p text:style-name="P1"><text:span text:style-name="Default_20_Paragraph_20_Font"><text:span text:style-name="T3">void integrale_exec(contexte_integrale* cntx, Double x, Double *res) {</text:span></text:span></text:p>
      <text:p text:style-name="P1"><text:span text:style-name="Default_20_Paragraph_20_Font"><text:span text:style-name="T3"><text:tab/>cntx-&gt;sum += x ;</text:span></text:span></text:p>
      <text:p text:style-name="P1"><text:span text:style-name="Default_20_Paragraph_20_Font"><text:span text:style-name="T3"><text:tab/>res* = res-&gt;sum ;</text:span></text:span></text:p>
      <text:p text:style-name="P1"><text:span text:style-name="Default_20_Paragraph_20_Font"><text:span text:style-name="T3">}</text:span></text:span></text:p>
      <text:p text:style-name="P1"><text:span text:style-name="Default_20_Paragraph_20_Font"><text:span text:style-name="T3"/></text:span></text:p>
      <text:p text:style-name="P1"><text:span text:style-name="Default_20_Paragraph_20_Font"><text:span text:style-name="T1">Le contexte d'un bloc est :</text:span></text:span></text:p>
      <text:list xml:id="list1900264845" text:style-name="L3">
        <text:list-item>
          <text:p text:style-name="P5"><text:span text:style-name="Default_20_Paragraph_20_Font"><text:span text:style-name="T1">Les définitions des entrées du bloc (de N types différents ou identiques).</text:span></text:span></text:p>
        </text:list-item>
        <text:list-item>
          <text:p text:style-name="P5"><text:span text:style-name="Default_20_Paragraph_20_Font"><text:span text:style-name="T1">La définition de la sortie du bloc.</text:span></text:span></text:p>
        </text:list-item>
        <text:list-item>
          <text:p text:style-name="P5"><text:span text:style-name="Default_20_Paragraph_20_Font"><text:span text:style-name="T1">Les contextes d'entrées et de sortie de tout les blocs contenus (pour réintroduire les contextes car les blocs sont des fonctions ré entrantes).</text:span></text:span></text:p>
        </text:list-item>
      </text:list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2">exemple complet de code généré pour un bloc rampe+sinuzoïde :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typedef struct contexte_rampe {</text:span></text:span></text:p>
      <text:p text:style-name="P1"><text:span text:style-name="Default_20_Paragraph_20_Font"><text:span text:style-name="T1"><text:tab/>double delais ;</text:span></text:span></text:p>
      <text:p text:style-name="P1"><text:span text:style-name="Default_20_Paragraph_20_Font"><text:span text:style-name="T1">}</text:span></text:span></text:p>
      <text:p text:style-name="P1"><text:span text:style-name="Default_20_Paragraph_20_Font"><text:span text:style-name="T2">contexte_rampe</text:span></text:span><text:span text:style-name="Default_20_Paragraph_20_Font"><text:span text:style-name="T3">* rampe_new() {</text:span></text:span></text:p>
      <text:p text:style-name="P1"><text:span text:style-name="Default_20_Paragraph_20_Font"><text:span text:style-name="T3"><text:tab/></text:span></text:span><text:span text:style-name="Default_20_Paragraph_20_Font"><text:span text:style-name="T2">contexte_rampe</text:span></text:span><text:span text:style-name="Default_20_Paragraph_20_Font"><text:span text:style-name="T3">* res = malloc(sizeof(</text:span></text:span><text:span text:style-name="Default_20_Paragraph_20_Font"><text:span text:style-name="T2">contexte_rampe</text:span></text:span><text:span text:style-name="Default_20_Paragraph_20_Font"><text:span text:style-name="T3">)) ;</text:span></text:span></text:p>
      <text:p text:style-name="P1"><text:span text:style-name="Default_20_Paragraph_20_Font"><text:span text:style-name="T3"><text:tab/>res-&gt;delais = 0 ;</text:span></text:span></text:p>
      <text:p text:style-name="P1"><text:span text:style-name="Default_20_Paragraph_20_Font"><text:span text:style-name="T3"><text:tab/>return res ;</text:span></text:span></text:p>
      <text:p text:style-name="P1"><text:span text:style-name="Default_20_Paragraph_20_Font"><text:span text:style-name="T2">}</text:span></text:span></text:p>
      <text:p text:style-name="P1"><text:span text:style-name="Default_20_Paragraph_20_Font"><text:span text:style-name="T3">void </text:span></text:span><text:span text:style-name="Default_20_Paragraph_20_Font"><text:span text:style-name="T2">rampe</text:span></text:span><text:span text:style-name="Default_20_Paragraph_20_Font"><text:span text:style-name="T3">_exec(contexte_</text:span></text:span><text:span text:style-name="Default_20_Paragraph_20_Font"><text:span text:style-name="T2">rampe</text:span></text:span><text:span text:style-name="Default_20_Paragraph_20_Font"><text:span text:style-name="T3">* cntx, Double *res) {</text:span></text:span></text:p>
      <text:p text:style-name="P1"><text:span text:style-name="Default_20_Paragraph_20_Font"><text:span text:style-name="T3"><text:tab/>res* = cntx-&gt;delais ;</text:span></text:span></text:p>
      <text:p text:style-name="P1"><text:span text:style-name="Default_20_Paragraph_20_Font"><text:span text:style-name="T3"><text:tab/>cntx-&gt;delais ++ ;</text:span></text:span></text:p>
      <text:p text:style-name="P1"><text:span text:style-name="Default_20_Paragraph_20_Font"><text:span text:style-name="T2">}</text:span></text:span></text:p>
      <text:p text:style-name="P1"><text:span text:style-name="Default_20_Paragraph_20_Font"><text:span text:style-name="T1">typedef struct contexte_sin {</text:span></text:span></text:p>
      <text:p text:style-name="P1"><text:span text:style-name="Default_20_Paragraph_20_Font"><text:span text:style-name="T1">}</text:span></text:span></text:p>
      <text:p text:style-name="P1"><text:span text:style-name="Default_20_Paragraph_20_Font"><text:span text:style-name="T2">contexte_sin</text:span></text:span><text:span text:style-name="Default_20_Paragraph_20_Font"><text:span text:style-name="T3">* </text:span></text:span><text:span text:style-name="Default_20_Paragraph_20_Font"><text:span text:style-name="T2">sin</text:span></text:span><text:span text:style-name="Default_20_Paragraph_20_Font"><text:span text:style-name="T3">_new() {</text:span></text:span></text:p>
      <text:p text:style-name="P1"><text:span text:style-name="Default_20_Paragraph_20_Font"><text:span text:style-name="T2">}</text:span></text:span></text:p>
      <text:p text:style-name="P1"><text:span text:style-name="Default_20_Paragraph_20_Font"><text:span text:style-name="T3">void </text:span></text:span><text:span text:style-name="Default_20_Paragraph_20_Font"><text:span text:style-name="T2">sin</text:span></text:span><text:span text:style-name="Default_20_Paragraph_20_Font"><text:span text:style-name="T3">_exec(contexte_</text:span></text:span><text:span text:style-name="Default_20_Paragraph_20_Font"><text:span text:style-name="T2">sin</text:span></text:span><text:span text:style-name="Default_20_Paragraph_20_Font"><text:span text:style-name="T3">* cntx, double x, double *res) {</text:span></text:span></text:p>
      <text:p text:style-name="P1"><text:span text:style-name="Default_20_Paragraph_20_Font"><text:span text:style-name="T3"><text:tab/>cntx-&gt;delais = sin(x) ;</text:span></text:span></text:p>
      <text:p text:style-name="P1"><text:span text:style-name="Default_20_Paragraph_20_Font"><text:span text:style-name="T2">}</text:span></text:span></text:p>
      <text:p text:style-name="P1"><text:span text:style-name="Default_20_Paragraph_20_Font"><text:span text:style-name="T1">typedef struct contexte_generate_sin {</text:span></text:span></text:p>
      <text:p text:style-name="P1"><text:span text:style-name="Default_20_Paragraph_20_Font"><text:span text:style-name="T1"><text:tab/> contexte_rampe* cntx_rampe;</text:span></text:span></text:p>
      <text:p text:style-name="P1"><text:span text:style-name="Default_20_Paragraph_20_Font"><text:span text:style-name="T1"><text:tab/> contexte_sin* <text:s text:c="5"/>cntx_sin;</text:span></text:span></text:p>
      <text:p text:style-name="P1"><text:span text:style-name="Default_20_Paragraph_20_Font"><text:span text:style-name="T1">}</text:span></text:span></text:p>
      <text:p text:style-name="P1"><text:soft-page-break/><text:span text:style-name="Default_20_Paragraph_20_Font"><text:span text:style-name="T2">contexte_generate_sin</text:span></text:span><text:span text:style-name="Default_20_Paragraph_20_Font"><text:span text:style-name="T3">* </text:span></text:span><text:span text:style-name="Default_20_Paragraph_20_Font"><text:span text:style-name="T2">generate_sin</text:span></text:span><text:span text:style-name="Default_20_Paragraph_20_Font"><text:span text:style-name="T3">_new() {</text:span></text:span></text:p>
      <text:p text:style-name="P1"><text:span text:style-name="Default_20_Paragraph_20_Font"><text:span text:style-name="T3"><text:tab/></text:span></text:span><text:span text:style-name="Default_20_Paragraph_20_Font"><text:span text:style-name="T2">contexte_generate_sin</text:span></text:span><text:span text:style-name="Default_20_Paragraph_20_Font"><text:span text:style-name="T3">* res = malloc(sizeof(</text:span></text:span><text:span text:style-name="Default_20_Paragraph_20_Font"><text:span text:style-name="T2">contexte_generate_sin</text:span></text:span><text:span text:style-name="Default_20_Paragraph_20_Font"><text:span text:style-name="T3">)) ;</text:span></text:span></text:p>
      <text:p text:style-name="P1"><text:span text:style-name="Default_20_Paragraph_20_Font"><text:span text:style-name="T3"><text:tab/>res-&gt;</text:span></text:span><text:span text:style-name="Default_20_Paragraph_20_Font"><text:span text:style-name="T2">contexte_rampe</text:span></text:span><text:span text:style-name="Default_20_Paragraph_20_Font"><text:span text:style-name="T3"> = rampe_new() ;</text:span></text:span></text:p>
      <text:p text:style-name="P1"><text:span text:style-name="Default_20_Paragraph_20_Font"><text:span text:style-name="T3"><text:tab/>res-&gt;</text:span></text:span><text:span text:style-name="Default_20_Paragraph_20_Font"><text:span text:style-name="T2">contexte_sin</text:span></text:span><text:span text:style-name="Default_20_Paragraph_20_Font"><text:span text:style-name="T3"> <text:s text:c="5"/>= </text:span></text:span><text:span text:style-name="Default_20_Paragraph_20_Font"><text:span text:style-name="T2">sin</text:span></text:span><text:span text:style-name="Default_20_Paragraph_20_Font"><text:span text:style-name="T3">_new() <text:s text:c="5"/>;</text:span></text:span></text:p>
      <text:p text:style-name="P1"><text:span text:style-name="Default_20_Paragraph_20_Font"><text:span text:style-name="T3"><text:tab/>return res ;</text:span></text:span></text:p>
      <text:p text:style-name="P1"><text:span text:style-name="Default_20_Paragraph_20_Font"><text:span text:style-name="T2">}</text:span></text:span></text:p>
      <text:p text:style-name="P1"><text:span text:style-name="Default_20_Paragraph_20_Font"><text:span text:style-name="T3">void </text:span></text:span><text:span text:style-name="Default_20_Paragraph_20_Font"><text:span text:style-name="T2">generate_sin</text:span></text:span><text:span text:style-name="Default_20_Paragraph_20_Font"><text:span text:style-name="T3">_exec(</text:span></text:span><text:span text:style-name="Default_20_Paragraph_20_Font"><text:span text:style-name="T2">contexte_generate_sin</text:span></text:span><text:span text:style-name="Default_20_Paragraph_20_Font"><text:span text:style-name="T3">* cntx, double *res) {</text:span></text:span></text:p>
      <text:p text:style-name="P1"><text:span text:style-name="Default_20_Paragraph_20_Font"><text:span text:style-name="T3"><text:tab/>double val,out ;</text:span></text:span></text:p>
      <text:p text:style-name="P1"><text:span text:style-name="Default_20_Paragraph_20_Font"><text:span text:style-name="T3"><text:tab/></text:span></text:span><text:span text:style-name="Default_20_Paragraph_20_Font"><text:span text:style-name="T2">rampe</text:span></text:span><text:span text:style-name="Default_20_Paragraph_20_Font"><text:span text:style-name="T3">_exec(cntx-&gt;contexte_</text:span></text:span><text:span text:style-name="Default_20_Paragraph_20_Font"><text:span text:style-name="T2">rampe</text:span></text:span><text:span text:style-name="Default_20_Paragraph_20_Font"><text:span text:style-name="T3">, &amp;val) ;</text:span></text:span></text:p>
      <text:p text:style-name="P1"><text:span text:style-name="Default_20_Paragraph_20_Font"><text:span text:style-name="T3"><text:tab/></text:span></text:span><text:span text:style-name="Default_20_Paragraph_20_Font"><text:span text:style-name="T2">sin</text:span></text:span><text:span text:style-name="Default_20_Paragraph_20_Font"><text:span text:style-name="T3">_exec(cntx-&gt;contexte_</text:span></text:span><text:span text:style-name="Default_20_Paragraph_20_Font"><text:span text:style-name="T2">sin</text:span></text:span><text:span text:style-name="Default_20_Paragraph_20_Font"><text:span text:style-name="T3">, val, &amp;out) </text:span></text:span></text:p>
      <text:p text:style-name="P1"><text:span text:style-name="Default_20_Paragraph_20_Font"><text:span text:style-name="T3"><text:tab/> </text:span></text:span><text:span text:style-name="Default_20_Paragraph_20_Font"><text:span text:style-name="T3">res* = out ;</text:span></text:span></text:p>
      <text:p text:style-name="P1"><text:span text:style-name="Default_20_Paragraph_20_Font"><text:span text:style-name="T2">}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schématiquement, on a :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draw:g text:anchor-type="paragraph" draw:z-index="2" draw:style-name="gr1"><draw:custom-shape draw:style-name="gr3" draw:text-style-name="P8" svg:width="9.256cm" svg:height="5.666cm" svg:x="3.59cm" svg:y="0.9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3.158cm" svg:y="5.1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3.156cm" svg:y="3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12.639cm" svg:y="4.5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9" svg:width="1.317cm" svg:height="0.715cm" svg:x="7.59cm" svg:y="0.318cm"><draw:text-box><text:p text:style-name="P8"><text:span text:style-name="T4">bloc</text:span></text:p></draw:text-box></draw:frame><draw:custom-shape draw:style-name="gr3" draw:text-style-name="P8" svg:width="1.019cm" svg:height="1.135cm" svg:x="6.65cm" svg:y="2.6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974cm" svg:height="1.317cm" svg:x="6.664cm" svg:y="4.3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948cm" svg:height="1.564cm" svg:x="9.968cm" svg:y="3.6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6" draw:text-style-name="P8" svg:width="2.851cm" svg:height="0.304cm" svg:x="3.798cm" svg:y="3.373cm" svg:viewBox="0 0 2852 305" draw:points="0,305 1510,305 1508,0 2852,0"><text:p/></draw:polyline><draw:line draw:style-name="gr7" draw:text-style-name="P8" svg:x1="3.802cm" svg:y1="5.364cm" svg:x2="6.667cm" svg:y2="5.378cm"><text:p/></draw:line><draw:polyline draw:style-name="gr7" draw:text-style-name="P8" svg:width="2.865cm" svg:height="1.371cm" svg:x="3.798cm" svg:y="3.678cm" svg:viewBox="0 0 2866 1372" draw:points="0,0 1510,0 1482,1372 2866,1372"><text:p/></draw:polyline><draw:polyline draw:style-name="gr7" draw:text-style-name="P8" svg:width="2.329cm" svg:height="0.456cm" svg:x="7.638cm" svg:y="4.879cm" svg:viewBox="0 0 2330 457" draw:points="0,457 1044,457 1044,0 2330,0"><text:p/></draw:polyline><draw:polyline draw:style-name="gr7" draw:text-style-name="P8" svg:width="2.299cm" svg:height="1.362cm" svg:x="7.668cm" svg:y="3.117cm" svg:viewBox="0 0 2300 1363" draw:points="0,0 1025,0 1028,1363 2300,1363"><text:p/></draw:polyline><draw:line draw:style-name="gr7" draw:text-style-name="P8" svg:x1="10.915cm" svg:y1="4.767cm" svg:x2="12.638cm" svg:y2="4.767cm"><text:p/></draw:line><draw:custom-shape draw:style-name="gr8" draw:text-style-name="P8" svg:width="0.643cm" svg:height="0.932cm" svg:x="3.156cm" svg:y="1.57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9" draw:text-style-name="P10" svg:width="1.823cm" svg:height="0.955cm" svg:x="1.976cm" svg:y="0.625cm"><draw:text-box><text:p><text:span text:style-name="T5">*contexte</text:span></text:p><text:p><text:span text:style-name="T5"><text:s text:c="2"/></text:span><text:span text:style-name="T5">implicite</text:span></text:p></draw:text-box></draw:frame><draw:custom-shape draw:style-name="gr8" draw:text-style-name="P8" svg:width="0.479cm" svg:height="0.398cm" svg:x="6.396cm" svg:y="2.71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8" svg:width="0.479cm" svg:height="0.398cm" svg:x="6.412cm" svg:y="4.53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8" svg:width="0.479cm" svg:height="0.398cm" svg:x="9.677cm" svg:y="3.78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line-break/></text:span></text:p>
      <text:p text:style-name="P2"><text:span text:style-name="Default_20_Paragraph_20_Font"><text:line-break/><text:line-break/><text:line-break/></text:span></text:p>
      <text:p text:style-name="P2"><draw:g text:anchor-type="paragraph" draw:z-index="3" draw:style-name="gr1"><draw:custom-shape draw:style-name="gr8" draw:text-style-name="P8" svg:width="0.643cm" svg:height="0.932cm" svg:x="6.152cm" svg:y="1.0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9" draw:text-style-name="P10" svg:width="1.823cm" svg:height="0.955cm" svg:x="4.972cm" svg:y="0.088cm"><draw:text-box><text:p><text:span text:style-name="T5">*contexte</text:span></text:p><text:p><text:span text:style-name="T5"><text:s text:c="2"/></text:span><text:span text:style-name="T5">implicite</text:span></text:p></draw:text-box></draw:frame><draw:frame draw:style-name="gr10" draw:text-style-name="P10" svg:width="2.908cm" svg:height="2.165cm" svg:x="7.678cm" svg:y="0.841cm"><draw:text-box><text:p><text:span text:style-name="T5">Contexte :</text:span></text:p><text:p><text:span text:style-name="T5"><text:s text:c="2"/></text:span><text:span text:style-name="T5">- *contexte 1</text:span></text:p><text:p><text:span text:style-name="T5"><text:s text:c="2"/></text:span><text:span text:style-name="T5">- *contexte 2</text:span></text:p><text:p><text:span text:style-name="T5"><text:s text:c="2"/></text:span><text:span text:style-name="T5">- *contexte 3</text:span></text:p></draw:text-box></draw:frame><draw:rect draw:style-name="gr11" draw:text-style-name="P8" svg:width="2.888cm" svg:height="2.481cm" svg:x="7.486cm" svg:y="0.645cm"><text:p/></draw:rect></draw:g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><text:span text:style-name="T1">Ce qui nous permet d'instancier plusieurs fois le même bloc.</text:span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oft-page-break/><text:span text:style-name="Default_20_Paragraph_20_Font"><text:span text:style-name="T1"/></text:span></text:p>
      <text:h text:style-name="example" text:outline-level="3"><text:span text:style-name="Default_20_Paragraph_20_Font"><text:span text:style-name="T2">Exemple de la Rampe :</text:span></text:span></text:h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draw:g text:anchor-type="paragraph" draw:z-index="4" draw:style-name="gr1"><draw:custom-shape draw:style-name="gr3" draw:text-style-name="P8" svg:width="8.129cm" svg:height="4.178cm" svg:x="4.04cm" svg:y="0.3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11.97cm" svg:y="3.2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9" svg:width="1.317cm" svg:height="0.715cm" svg:x="7.738cm" svg:y="-0.21cm"><draw:text-box><text:p text:style-name="P8"><text:span text:style-name="T4">Rampe</text:span></text:p></draw:text-box></draw:frame><draw:custom-shape draw:style-name="gr2" draw:text-style-name="P11" svg:width="3.301cm" svg:height="0.874cm" svg:x="6.708cm" svg:y="1.312cm"><text:p text:style-name="P8"><text:span text:style-name="T6">Délais : defaut=0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8" svg:width="0.892cm" svg:height="0.802cm" svg:x="3.362cm" svg:y="3.097cm"><text:p text:style-name="P8">delt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8" svg:width="1.031cm" svg:height="0.782cm" svg:x="6.867cm" svg:y="3.097cm"><text:p text:style-name="P8">+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7" draw:text-style-name="P8" svg:width="2.592cm" svg:height="0cm" svg:x="4.273cm" svg:y="3.494cm" svg:viewBox="0 0 2593 0" draw:points="0,0 1162,0 1162,0 2593,0"><text:p/></draw:polyline><draw:custom-shape draw:style-name="gr8" draw:text-style-name="P8" svg:width="0.643cm" svg:height="0.932cm" svg:x="3.558cm" svg:y="1.05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9" draw:text-style-name="P10" svg:width="1.823cm" svg:height="0.955cm" svg:x="2.378cm" svg:y="0.097cm"><draw:text-box><text:p><text:span text:style-name="T5">*contexte</text:span></text:p><text:p><text:span text:style-name="T5"><text:s text:c="2"/></text:span><text:span text:style-name="T5">implicite</text:span></text:p></draw:text-box></draw:frame><draw:custom-shape draw:style-name="gr8" draw:text-style-name="P8" svg:width="0.366cm" svg:height="0.362cm" svg:x="6.514cm" svg:y="1.41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7" draw:text-style-name="P8" svg:width="0.91cm" svg:height="0.031cm" draw:transform="rotate (-1.57079632679579) translate (7.41329486036758cm 2.18610916350177cm)" svg:viewBox="0 0 911 32" draw:points="0,-22799 911,-22799 911,-22831"><text:p/></draw:polyline><draw:line draw:style-name="gr7" draw:text-style-name="P8" svg:x1="7.897cm" svg:y1="3.494cm" svg:x2="11.913cm" svg:y2="3.494cm"><text:p/></draw:line><draw:polyline draw:style-name="gr7" draw:text-style-name="P8" svg:width="1.734cm" svg:height="1.035cm" draw:transform="rotate (1.5707963267946) translate (10.0096680935111cm 3.49356049761757cm)" svg:viewBox="0 0 1735 1036" draw:points="0,29060 1735,29060 1735,28024"><text:p/></draw:polyline></draw:g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>Le délais est un bloc spécial qui contiens dès le départ un jeton.</text:span></text:span></text:p>
      <text:p text:style-name="P2"><text:span text:style-name="Default_20_Paragraph_20_Font"><text:span text:style-name="T1"/></text:span></text:p>
      <text:h text:style-name="example" text:outline-level="3"><text:span text:style-name="Default_20_Paragraph_20_Font"><text:span text:style-name="T1">Exemple du sinus :</text:span></text:span></text:h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draw:g text:anchor-type="paragraph" draw:z-index="5" draw:style-name="gr4"><draw:custom-shape draw:style-name="gr3" draw:text-style-name="P8" svg:width="10.267cm" svg:height="2.34cm" svg:x="3.705cm" svg:y="0.2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13.815cm" svg:y="1.0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9" svg:width="4.594cm" svg:height="0.715cm" svg:x="5.842cm" svg:y="-0.337cm"><draw:text-box><text:p text:style-name="P8"><text:span text:style-name="T4">GenerateurDeSinus</text:span></text:p></draw:text-box></draw:frame><draw:custom-shape draw:style-name="gr2" draw:text-style-name="P11" svg:width="3.301cm" svg:height="0.874cm" svg:x="6.61cm" svg:y="0.929cm"><text:p text:style-name="P8"><text:span text:style-name="T6">Ramp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8" svg:width="0.743cm" svg:height="0.802cm" svg:x="4.467cm" svg:y="1.15cm"><text:p text:style-name="P8">0,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8" svg:width="1.031cm" svg:height="0.782cm" svg:x="11.349cm" svg:y="0.917cm"><text:p text:style-name="P8">s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7" draw:text-style-name="P8" svg:width="1.437cm" svg:height="0cm" svg:x="5.208cm" svg:y="1.556cm" svg:viewBox="0 0 1438 0" draw:points="0,0 644,0 644,0 1438,0"><text:p/></draw:polyline><draw:custom-shape draw:style-name="gr8" draw:text-style-name="P8" svg:width="0.643cm" svg:height="0.932cm" svg:x="3.223cm" svg:y="0.56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9" draw:text-style-name="P10" svg:width="1.823cm" svg:height="0.955cm" svg:x="2.043cm" svg:y="-0.39cm"><draw:text-box><text:p><text:span text:style-name="T5">*contexte</text:span></text:p><text:p><text:span text:style-name="T5"><text:s text:c="2"/></text:span><text:span text:style-name="T5">implicite</text:span></text:p></draw:text-box></draw:frame><draw:custom-shape draw:style-name="gr8" draw:text-style-name="P8" svg:width="0.366cm" svg:height="0.362cm" svg:x="6.416cm" svg:y="1.03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7" draw:text-style-name="P8" svg:width="1.437cm" svg:height="0cm" svg:x="9.908cm" svg:y="1.298cm" svg:viewBox="0 0 1438 0" draw:points="0,0 645,0 645,0 1438,0"><text:p/></draw:polyline><draw:polyline draw:style-name="gr7" draw:text-style-name="P8" svg:width="1.437cm" svg:height="0cm" svg:x="12.379cm" svg:y="1.307cm" svg:viewBox="0 0 1438 0" draw:points="0,0 645,0 645,0 1438,0"><text:p/></draw:polyline></draw:g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list xml:id="list1745482476" text:continue-list="list1568981859" text:style-name="Numbering_20_1">
        <text:list-item>
          <text:list>
            <text:list-item>
              <text:h text:style-name="P7" text:outline-level="2"><text:span text:style-name="Default_20_Paragraph_20_Font"><text:span text:style-name="T1">Les boucles</text:span></text:span></text:h>
            </text:list-item>
          </text:list>
        </text:list-item>
      </text:list>
      <text:h text:style-name="example" text:outline-level="3"><text:span text:style-name="Default_20_Paragraph_20_Font"><text:span text:style-name="T1">While(condition) {execution}</text:span></text:span></text:h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draw:g text:anchor-type="paragraph" draw:z-index="6" draw:style-name="gr1"><draw:custom-shape draw:style-name="gr3" draw:text-style-name="P8" svg:width="10.762cm" svg:height="5.942cm" svg:x="2.868cm" svg:y="0.087cm"><text:p/><draw:enhanced-geometry svg:viewBox="0 0 21600 21600" draw:path-stretchpoint-x="10800" draw:path-stretchpoint-y="10800" draw:text-areas="?f3 ?f4 ?f5 ?f6" draw:type="round-rectangle" draw:modifiers="2438.7096774193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13.492cm" svg:y="0.86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9" svg:width="4.594cm" svg:height="0.715cm" svg:x="5.006cm" svg:y="-0.499cm"><draw:text-box><text:p text:style-name="P8"><text:span text:style-name="T4">ExempleDeWhile</text:span></text:p></draw:text-box></draw:frame><draw:custom-shape draw:style-name="gr12" draw:text-style-name="P11" svg:width="6.077cm" svg:height="3.188cm" svg:x="5.268cm" svg:y="2.11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8" svg:width="2.003cm" svg:height="1.073cm" svg:x="5.17cm" svg:y="1.736cm"><text:p text:style-name="P8"><text:span text:style-name="T7">&lt;while&gt;</text:span></text:p><text:p text:style-name="P8">te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1.031cm" svg:height="1.033cm" svg:x="11.703cm" svg:y="0.5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8" svg:width="0.643cm" svg:height="0.932cm" svg:x="2.386cm" svg:y="0.40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8" svg:width="0.366cm" svg:height="0.362cm" svg:x="4.9cm" svg:y="1.83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8" svg:width="0.643cm" svg:height="0.959cm" svg:x="11.165cm" svg:y="3.18cm"><text:p text:style-name="P8">S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7" draw:text-style-name="P8" svg:width="0.414cm" svg:height="2.08cm" svg:x="11.807cm" svg:y="1.552cm" svg:viewBox="0 0 415 2081" draw:points="0,2081 415,2081 385,0"><text:p/></draw:polyline><draw:polyline draw:style-name="gr7" draw:text-style-name="P8" svg:width="-0.001cm" svg:height="0.786cm" draw:transform="rotate (1.5707963267946) translate (12.7305138888889cm 1.14476388889007cm)" svg:viewBox="0 0 0 787" draw:points="0,33468 0,33468 0,34255"><text:p/></draw:polyline><draw:custom-shape draw:style-name="gr3" draw:text-style-name="P8" svg:width="0.643cm" svg:height="0.533cm" svg:x="2.395cm" svg:y="2.12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2.365cm" svg:y="3.51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7" draw:text-style-name="P8" svg:width="8.665cm" svg:height="1.267cm" svg:x="3.037cm" svg:y="1.127cm" svg:viewBox="0 0 8666 1268" draw:points="0,1268 1263,1268 1263,0 8666,0"><text:p/></draw:polyline><draw:custom-shape draw:style-name="gr3" draw:text-style-name="P8" svg:width="1.031cm" svg:height="0.922cm" svg:x="6.512cm" svg:y="3.0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0.643cm" svg:height="0.533cm" svg:x="2.381cm" svg:y="4.71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1.031cm" svg:height="1.02cm" svg:x="8.789cm" svg:y="3.1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7" draw:text-style-name="P8" svg:x1="3.007cm" svg:y1="3.773cm" svg:x2="6.512cm" svg:y2="3.773cm"><text:p/></draw:line><draw:polyline draw:style-name="gr7" draw:text-style-name="P8" svg:width="1.246cm" svg:height="0cm" svg:x="7.542cm" svg:y="3.849cm" svg:viewBox="0 0 1247 0" draw:points="0,0 0,0 1247,0"><text:p/></draw:polyline><draw:polyline draw:style-name="gr7" draw:text-style-name="P8" svg:width="6.476cm" svg:height="0.8cm" svg:x="3.023cm" svg:y="4.216cm" svg:viewBox="0 0 6477 801" draw:points="0,801 6477,778 6477,0"><text:p/></draw:polyline><draw:line draw:style-name="gr7" draw:text-style-name="P8" svg:x1="9.817cm" svg:y1="3.835cm" svg:x2="11.156cm" svg:y2="3.849cm"><text:p/></draw:line><draw:custom-shape draw:style-name="gr8" draw:text-style-name="P8" svg:width="0.366cm" svg:height="0.362cm" svg:x="6.3cm" svg:y="3.2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8" svg:width="0.366cm" svg:height="0.362cm" svg:x="8.616cm" svg:y="3.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8" svg:width="0.366cm" svg:height="0.362cm" svg:x="10.98cm" svg:y="3.24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8" svg:width="0.366cm" svg:height="0.362cm" svg:x="11.585cm" svg:y="0.56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7" draw:text-style-name="P8" svg:x1="3.037cm" svg:y1="2.397cm" svg:x2="5.083cm" svg:y2="2.397cm"><text:p/></draw:line></draw:g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oft-page-break/><text:span text:style-name="Default_20_Paragraph_20_Font"><text:span text:style-name="T1"/></text:span></text:p>
      <text:p text:style-name="P2"><text:span text:style-name="Default_20_Paragraph_20_Font"><text:span text:style-name="T1">Tant que le bloc 'test' ne renvoie pas 'faux', le contenu du rectangle bleu est exécuté et le bloc S ne contiens pas de jeton. Lorsque le test vaut 'faux', alors S met à disposition son contenu.</text:span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Extrémités_20_de_20_ligne_20_2" draw:display-name="Extrémités de ligne 2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example" style:family="paragraph" style:parent-style-name="Heading_20_3" style:default-outline-level="" style:list-style-name=""/>
    <style:style style:name="Default_20_Paragraph_20_Font" style:display-name="Default Paragraph 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Générateur de code source en langage ...</dc:title>
    <meta:initial-creator/>
    <meta:editing-cycles>89</meta:editing-cycles>
    <dc:date>2010-04-05T00:43:31</dc:date>
    <meta:editing-duration>PT01H42M00S</meta:editing-duration>
    <dc:creator>Jean-Marie </dc:creator>
    <meta:document-statistic meta:table-count="0" meta:image-count="0" meta:object-count="0" meta:page-count="5" meta:paragraph-count="87" meta:word-count="438" meta:character-count="2738"/>
  </office:meta>
</office:document-meta>
</file>